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sterReflectionForBindingProcessorTests.throwExceptionWithoutAnnotationAttribute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mpleClassWithGet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ReflectionForBindingProcessorTests.throwExceptionWithoutAnnotationAttribute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mpleClassWithoutMethodLevelAnnotationAttribute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LevelAnnotatedBean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gisterReflectionForBindingProcessorTests.registerReflectionForBinding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isterReflectionForBindingProcessorTests.registerReflectionForBinding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